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1.3965in" style:use-optimal-column-width="false"/>
    </style:style>
    <style:style style:name="TableColumn3" style:family="table-column">
      <style:table-column-properties style:column-width="1.243in" style:use-optimal-column-width="false"/>
    </style:style>
    <style:style style:name="TableColumn4" style:family="table-column">
      <style:table-column-properties style:column-width="1.6305in" style:use-optimal-column-width="false"/>
    </style:style>
    <style:style style:name="TableColumn5" style:family="table-column">
      <style:table-column-properties style:column-width="1.6013in" style:use-optimal-column-width="false"/>
    </style:style>
    <style:style style:name="TableColumn6" style:family="table-column">
      <style:table-column-properties style:column-width="1.75in" style:use-optimal-column-width="false"/>
    </style:style>
    <style:style style:name="TableColumn7" style:family="table-column">
      <style:table-column-properties style:column-width="1.5875in" style:use-optimal-column-width="false"/>
    </style:style>
    <style:style style:name="TableColumn8" style:family="table-column">
      <style:table-column-properties style:column-width="1.2145in" style:use-optimal-column-width="false"/>
    </style:style>
    <style:style style:name="Table1" style:family="table" style:master-page-name="MP0">
      <style:table-properties style:width="10.4236in" fo:margin-left="0in" table:align="center"/>
    </style:style>
    <style:style style:name="TableRow9" style:family="table-row">
      <style:table-row-properties style:min-row-height="1.4701in" style:use-optimal-row-height="false"/>
    </style:style>
    <style:style style:name="TableCell1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break-before="page" fo:text-align="center" fo:margin-top="0.0833in"/>
      <style:text-properties style:font-name-complex="Calibri" fo:font-weight="bold" style:font-weight-asian="bold" style:font-weight-complex="bold" style:letter-kerning="false" fo:language="en" fo:country="US" style:language-asian="ja" style:country-asian="JP"/>
    </style:style>
    <style:style style:name="TableCell34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top="0.0833in"/>
      <style:text-properties style:font-name-complex="Calibri" fo:font-weight="bold" style:font-weight-asian="bold" style:letter-kerning="false" fo:language="en" fo:country="US" style:language-asian="ja" style:country-asian="JP"/>
    </style:style>
    <style:style style:name="TableCell3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top="0.0833in"/>
      <style:text-properties style:font-name-complex="Calibri" fo:font-weight="bold" style:font-weight-asian="bold" style:font-weight-complex="bold" style:letter-kerning="false" fo:language="en" fo:country="US" style:language-asian="ja" style:country-asian="JP"/>
    </style:style>
    <style:style style:name="P38" style:parent-style-name="Normal" style:family="paragraph">
      <style:paragraph-properties fo:text-align="center" fo:margin-top="0.0833in"/>
    </style:style>
    <style:style style:name="T39" style:parent-style-name="DefaultParagraphFont" style:family="text">
      <style:text-properties style:font-name-complex="Calibri" fo:font-weight="bold" style:font-weight-asian="bold" style:letter-kerning="false" fo:language="en" fo:country="US" style:language-asian="ja" style:country-asian="JP"/>
    </style:style>
    <style:style style:name="T40" style:parent-style-name="DefaultParagraphFont" style:family="text">
      <style:text-properties style:font-name-complex="Calibri" style:letter-kerning="false" style:language-asian="en" style:country-asian="GB"/>
    </style:style>
    <style:style style:name="TableCell41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top="0.0833in"/>
      <style:text-properties style:font-name-complex="Calibri" fo:font-weight="bold" style:font-weight-asian="bold" style:letter-kerning="false" fo:language="en" fo:country="US" style:language-asian="ja" style:country-asian="JP"/>
    </style:style>
    <style:style style:name="P43" style:parent-style-name="Normal" style:family="paragraph">
      <style:paragraph-properties fo:text-align="center" fo:margin-top="0.0833in"/>
    </style:style>
    <style:style style:name="T44" style:parent-style-name="DefaultParagraphFont" style:family="text">
      <style:text-properties style:font-name-complex="Calibri" fo:font-weight="bold" style:font-weight-asian="bold" style:letter-kerning="false" fo:language="en" fo:country="US" style:language-asian="ja" style:country-asian="JP"/>
    </style:style>
    <style:style style:name="P45" style:parent-style-name="Normal" style:family="paragraph">
      <style:paragraph-properties fo:text-align="center" fo:margin-top="0.0833in"/>
      <style:text-properties style:font-name-complex="Calibri" fo:font-weight="bold" style:font-weight-asian="bold" style:letter-kerning="false" fo:language="en" fo:country="US" style:language-asian="ja" style:country-asian="JP"/>
    </style:style>
    <style:style style:name="TableCell46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top="0.0833in"/>
      <style:text-properties style:font-name-complex="Calibri" fo:font-weight="bold" style:font-weight-asian="bold" style:letter-kerning="false" fo:language="en" fo:country="US" style:language-asian="ja" style:country-asian="JP"/>
    </style:style>
    <style:style style:name="P48" style:parent-style-name="Normal" style:family="paragraph">
      <style:paragraph-properties fo:text-align="center" fo:margin-top="0.0833in"/>
      <style:text-properties style:font-name-complex="Calibri" fo:font-weight="bold" style:font-weight-asian="bold" style:letter-kerning="false" fo:language="en" fo:country="US" style:language-asian="ja" style:country-asian="JP"/>
    </style:style>
    <style:style style:name="P49" style:parent-style-name="Normal" style:family="paragraph">
      <style:paragraph-properties fo:text-align="center" fo:margin-top="0.0833in"/>
      <style:text-properties style:font-name-complex="Calibri" fo:font-weight="bold" style:font-weight-asian="bold" style:letter-kerning="false" fo:language="en" fo:country="US" style:language-asian="ja" style:country-asian="JP"/>
    </style:style>
    <style:style style:name="TableCell50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top="0.0833in"/>
      <style:text-properties style:font-name-complex="Calibri" fo:font-weight="bold" style:font-weight-asian="bold" style:letter-kerning="false" fo:language="en" fo:country="US" style:language-asian="ja" style:country-asian="JP"/>
    </style:style>
    <style:style style:name="TableCell52" style:family="table-cell">
      <style:table-cell-properties fo:border="0.0069in solid #000000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top="0.0833in"/>
      <style:text-properties style:font-name-complex="Calibri" fo:font-weight="bold" style:font-weight-asian="bold" style:letter-kerning="false" fo:language="en" fo:country="US" style:language-asian="ja" style:country-asian="JP"/>
    </style:style>
    <style:style style:name="TableRow54" style:family="table-row">
      <style:table-row-properties style:min-row-height="1.3701in"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Row69" style:family="table-row">
      <style:table-row-properties style:min-row-height="1.3826in"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Row84" style:family="table-row">
      <style:table-row-properties style:min-row-height="1.3756in"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top="0.0833in"/>
      <style:text-properties style:font-name-complex="Calibri" style:letter-kerning="false" fo:font-size="11pt" style:font-size-asian="11pt" style:font-size-complex="11pt" fo:language="en" fo:country="US" style:language-asian="ja" style:country-asian="J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header-rows>
          <table:table-row table:style-name="TableRow9">
            <table:table-cell table:style-name="TableCell10">
              <text:p text:style-name="P11">Activity, task<text:s/>or assessment</text:p>
            </table:table-cell>
            <table:table-cell table:style-name="TableCell34">
              <text:p text:style-name="P35">What purpose does it have?</text:p>
            </table:table-cell>
            <table:table-cell table:style-name="TableCell36">
              <text:p text:style-name="P37">Motivating and<text:s/>meaningful</text:p>
              <text:p text:style-name="P38"><text:span text:style-name="T39"><text:s/>(Value to learning, from 1 to 4)</text:span><text:span text:style-name="T40"><text:s/></text:span></text:p>
            </table:table-cell>
            <table:table-cell table:style-name="TableCell41">
              <text:p text:style-name="P42">Manageable</text:p>
              <text:p text:style-name="P43"><text:span text:style-name="T44"><text:s/>(Marking workload, from 1 to 4)<text:s/></text:span></text:p>
              <text:p text:style-name="P45"/>
            </table:table-cell>
            <table:table-cell table:style-name="TableCell46">
              <text:p text:style-name="P47">Overall Value</text:p>
              <text:p text:style-name="P48">(low = high value, low workload)</text:p>
              <text:p text:style-name="P49">Consider ranking against other activities</text:p>
            </table:table-cell>
            <table:table-cell table:style-name="TableCell50">
              <text:p text:style-name="P51">Current and potential Issues</text:p>
            </table:table-cell>
            <table:table-cell table:style-name="TableCell52">
              <text:p text:style-name="P53">Actions</text:p>
            </table:table-cell>
          </table:table-row>
        </table:table-header-rows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hyphenate="false"/>
    </style:style>
    <style:style style:name="DefaultParagraphFont" style:display-name="Default Paragraph Font" style:family="text"/>
    <style:style style:name="HeaderChar" style:display-name="Header Char" style:family="text" style:parent-style-name="DefaultParagraphFon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805in" fo:page-height="8.2638in" style:print-orientation="landscape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3" style:family="table-column">
      <style:table-column-properties style:column-width="3.2256in" style:use-optimal-column-width="false"/>
    </style:style>
    <style:style style:name="TableColumn14" style:family="table-column">
      <style:table-column-properties style:column-width="3.2256in" style:use-optimal-column-width="false"/>
    </style:style>
    <style:style style:name="TableColumn15" style:family="table-column">
      <style:table-column-properties style:column-width="3.2256in" style:use-optimal-column-width="false"/>
    </style:style>
    <style:style style:name="Table12" style:family="table">
      <style:table-properties style:width="9.677in" fo:margin-left="0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Header" style:family="paragraph">
      <style:paragraph-properties fo:text-align="center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Header" style:family="paragraph">
      <style:paragraph-properties fo:text-align="end" fo:margin-right="-0.0798in"/>
    </style:style>
    <style:style style:name="TableColumn24" style:family="table-column">
      <style:table-column-properties style:column-width="3.2256in" style:use-optimal-column-width="false"/>
    </style:style>
    <style:style style:name="TableColumn25" style:family="table-column">
      <style:table-column-properties style:column-width="3.2256in" style:use-optimal-column-width="false"/>
    </style:style>
    <style:style style:name="TableColumn26" style:family="table-column">
      <style:table-column-properties style:column-width="3.2256in" style:use-optimal-column-width="false"/>
    </style:style>
    <style:style style:name="Table23" style:family="table">
      <style:table-properties style:width="9.677in" fo:margin-left="0in" table:align="left"/>
    </style:style>
    <style:style style:name="TableRow27" style:family="table-row">
      <style:table-row-properties style:min-row-height="0.2083in" style:use-optimal-row-height="false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Header" style:family="paragraph">
      <style:paragraph-properties fo:text-align="center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Impact matrix</text:p>
            </table:table-cell>
            <table:table-cell table:style-name="TableCell19">
              <text:p text:style-name="P20"/>
            </table:table-cell>
            <table:table-cell table:style-name="TableCell21">
              <text:p text:style-name="P22"/>
            </table:table-cell>
          </table:table-row>
        </table:table>
        <text:p text:style-name="Header"/>
      </style:header>
      <style:footer>
        <table:table table:style-name="Table23">
          <table:table-columns>
            <table:table-column table:style-name="TableColumn24"/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>
              <text:p text:style-name="P29"/>
            </table:table-cell>
            <table:table-cell table:style-name="TableCell30">
              <text:p text:style-name="P31"/>
            </table:table-cell>
            <table:table-cell table:style-name="TableCell32">
              <text:p text:style-name="P3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HES, Claire8</meta:initial-creator>
    <dc:creator>HUGHES, Claire8</dc:creator>
    <meta:creation-date>2024-03-04T18:03:00Z</meta:creation-date>
    <dc:date>2024-03-04T18:03:00Z</dc:date>
    <meta:template xlink:href="Normal.dotm" xlink:type="simple"/>
    <meta:editing-cycles>2</meta:editing-cycles>
    <meta:editing-duration>PT0S</meta:editing-duration>
    <meta:document-statistic meta:page-count="1" meta:paragraph-count="1" meta:word-count="47" meta:character-count="314" meta:row-count="2" meta:non-whitespace-character-count="268"/>
  </office:meta>
</office:document-meta>
</file>